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cos López - Ingeniero de Datos Senior. Experto en Databricks y arquitecturas Lakehouse. Dominio experto de Python y Scala. Diseño de procesos ETL/ELT escalables en AWS usando Glue y Redshift. Experiencia en automatización con Airflow y manejo de entornos bajo presión con despliegues en Dock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5:15.224383512</dc:date>
    <meta:editing-duration>PT2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5" meta:character-count="297" meta:non-whitespace-character-count="253"/>
  </office:meta>
</office:document-meta>
</file>